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6.75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0.5625in"/>
    </style:style>
    <style:style style:name="Table5.C" style:family="table-column">
      <style:table-column-properties style:column-width="0.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-left="none" fo:border-right="none" fo:border-top="0.05pt solid #000000" fo:border-bottom="0.05pt solid #000000"/>
    </style:style>
    <style:style style:name="Table5.I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.A2" style:family="table-cell">
      <style:table-cell-properties fo:padding="0.0382in" fo:border="none"/>
    </style:style>
    <style:style style:name="P1" style:family="paragraph" style:parent-style-name="Header">
      <style:text-properties fo:color="#4c4c4c" fo:font-size="7pt" officeooo:paragraph-rsid="00265303" style:font-size-asian="7pt" style:font-size-complex="7pt"/>
    </style:style>
    <style:style style:name="P2" style:family="paragraph" style:parent-style-name="Header">
      <style:paragraph-properties fo:text-align="start" style:justify-single-word="false"/>
      <style:text-properties fo:color="#4c4c4c" style:font-name="Liberation Serif2" fo:font-size="9pt" fo:font-style="normal" style:text-underline-style="none" fo:font-weight="normal" officeooo:rsid="0087112b" officeooo:paragraph-rsid="0024bbd8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Footer">
      <style:paragraph-properties fo:text-align="end" style:justify-single-word="false"/>
      <style:text-properties officeooo:paragraph-rsid="001c29de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00ca350" style:font-size-asian="8.5pt" style:font-size-complex="8.5pt"/>
    </style:style>
    <style:style style:name="P5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00dc75a" style:font-size-asian="8.5pt" style:font-size-complex="8.5pt"/>
    </style:style>
    <style:style style:name="P6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00dcb3a" style:font-size-asian="8.5pt" style:font-size-complex="8.5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057f84" officeooo:paragraph-rsid="000ca350" style:font-size-asian="8.5pt" style:font-size-complex="8.5pt"/>
    </style:style>
    <style:style style:name="P8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057f84" officeooo:paragraph-rsid="000dcb3a" style:font-size-asian="8.5pt" style:font-size-complex="8.5pt"/>
    </style:style>
    <style:style style:name="P9" style:family="paragraph" style:parent-style-name="Table_20_Contents">
      <style:paragraph-properties fo:line-height="100%"/>
      <style:text-properties style:font-name="Liberation Sans1" fo:font-size="7.5pt" officeooo:paragraph-rsid="000ca350" style:font-size-asian="7.5pt" style:font-size-complex="7.5pt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Liberation Sans1" fo:font-size="7.5pt" officeooo:paragraph-rsid="000ca350" style:font-size-asian="7.5pt" style:font-size-complex="7.5pt"/>
    </style:style>
    <style:style style:name="P11" style:family="paragraph" style:parent-style-name="Table_20_Contents">
      <style:paragraph-properties fo:line-height="100%" fo:text-align="start" style:justify-single-word="false"/>
      <style:text-properties style:font-name="Liberation Sans1" fo:font-size="7.5pt" officeooo:paragraph-rsid="000dcb3a" style:font-size-asian="7.5pt" style:font-size-complex="7.5pt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Liberation Sans1" fo:font-size="7.5pt" officeooo:paragraph-rsid="00151873" style:font-size-asian="7.5pt" style:font-size-complex="7.5p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Liberation Sans1" fo:font-size="7.5pt" officeooo:paragraph-rsid="00151873" style:font-size-asian="7.5pt" style:font-size-complex="7.5pt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Liberation Sans1" fo:font-size="7.5pt" officeooo:rsid="00c716ec" officeooo:paragraph-rsid="000fd0f9" style:font-size-asian="7.5pt" style:font-size-complex="7.5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Liberation Sans1" fo:font-size="7.5pt" fo:font-weight="normal" officeooo:rsid="0040fe82" officeooo:paragraph-rsid="0016dec6" style:font-size-asian="7.5pt" style:font-weight-asian="normal" style:font-size-complex="7.5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48e78" style:font-size-asian="9pt" style:font-size-complex="9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592cd" style:font-size-asian="9pt" style:font-size-complex="9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erif2" fo:font-size="7pt" fo:font-weight="bold" officeooo:rsid="000ca350" officeooo:paragraph-rsid="000ca350" style:font-size-asian="7pt" style:font-weight-asian="bold" style:font-size-complex="7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officeooo:paragraph-rsid="00048e78"/>
    </style:style>
    <style:style style:name="P20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Liberation Serif2" fo:font-size="10pt" style:text-underline-style="none" fo:font-weight="bold" officeooo:rsid="000eb693" officeooo:paragraph-rsid="000eb693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top="0in" fo:margin-bottom="0in" loext:contextual-spacing="false" fo:line-height="100%" fo:text-align="end" style:justify-single-word="false"/>
      <style:text-properties style:font-name="Liberation Serif2" fo:font-size="9pt" style:text-underline-style="none" fo:font-weight="normal" officeooo:rsid="000eb693" officeooo:paragraph-rsid="000eb693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margin-top="0in" fo:margin-bottom="0in" loext:contextual-spacing="false" fo:line-height="100%" fo:text-align="end" style:justify-single-word="false"/>
      <style:text-properties style:font-name="Liberation Serif2" fo:font-size="9pt" style:text-underline-style="none" fo:font-weight="normal" officeooo:rsid="000eb693" officeooo:paragraph-rsid="00205214" style:font-size-asian="9pt" style:font-weight-asian="normal" style:font-size-complex="9pt" style:font-weight-complex="normal"/>
    </style:style>
    <style:style style:name="P23" style:family="paragraph" style:parent-style-name="Text_20_body" style:master-page-name="">
      <style:paragraph-properties fo:margin-top="0in" fo:margin-bottom="0in" loext:contextual-spacing="false" fo:line-height="100%" fo:text-align="start" style:justify-single-word="false" style:page-number="auto" fo:break-before="auto" fo:break-after="auto"/>
      <style:text-properties style:font-name="Liberation Serif2" fo:font-size="9pt" fo:font-weight="bold" officeooo:paragraph-rsid="000eb693" style:font-size-asian="9pt" style:font-weight-asian="bold" style:font-size-complex="9pt" style:font-weight-complex="bold"/>
    </style:style>
    <style:style style:name="T1" style:family="text">
      <style:text-properties style:font-name="Liberation Serif2" fo:font-size="9pt" fo:font-weight="normal" officeooo:rsid="00144da9" style:font-size-asian="9pt" style:font-weight-asian="normal" style:font-size-complex="9pt" style:font-weight-complex="normal"/>
    </style:style>
    <style:style style:name="T2" style:family="text">
      <style:text-properties style:font-name="Liberation Serif2" fo:font-size="9pt" fo:font-weight="bold" officeooo:rsid="00144da9" style:font-size-asian="9pt" style:font-weight-asian="bold" style:font-size-complex="9pt" style:font-weight-complex="bold"/>
    </style:style>
    <style:style style:name="T3" style:family="text">
      <style:text-properties officeooo:rsid="00144da9"/>
    </style:style>
    <style:style style:name="T4" style:family="text">
      <style:text-properties style:font-name="Liberation Sans" fo:font-style="normal" style:text-underline-style="none" fo:font-weight="normal" officeooo:rsid="00281509" style:font-style-asian="normal" style:font-weight-asian="normal" style:font-style-complex="normal" style:font-weight-complex="normal"/>
    </style:style>
    <style:style style:name="T5" style:family="text">
      <style:text-properties fo:color="#4c4c4c" style:font-name="Liberation Sans" fo:font-size="7pt" officeooo:rsid="0020b251" style:font-size-asian="7pt" style:font-size-complex="7pt"/>
    </style:style>
    <style:style style:name="T6" style:family="text">
      <style:text-properties style:font-name="Source Sans Pro" fo:font-size="10pt" officeooo:rsid="0020b251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40fe82"/>
    </style:style>
    <style:style style:name="T9" style:family="text">
      <style:text-properties officeooo:rsid="00c716ec"/>
    </style:style>
    <style:style style:name="T10" style:family="text">
      <style:text-properties fo:font-size="6pt" style:font-size-asian="5.25pt" style:font-size-complex="6pt"/>
    </style:style>
    <style:style style:name="T11" style:family="text">
      <style:text-properties officeooo:rsid="0024bb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0"><text:span text:style-name="T11">A</text:span>NEXO DE COSTO DE VENTA</text:p>
      <text:p text:style-name="P21"><text:span text:style-name="T7">Desde:</text:span> <text:placeholder text:placeholder-type="text">&lt;fecha.strftime('%d/%m/%Y')&gt;</text:placeholder></text:p>
      <text:p text:style-name="P22"><text:span text:style-name="T7">Hasta</text:span>:<text:placeholder text:placeholder-type="text">&lt;fecha.strftime('%d/%m/%Y')&gt;</text:placeholder></text:p>
      <text:p text:style-name="P2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C" table:number-columns-repeated="5"/>
        <table:table-row>
          <table:table-cell table:style-name="Table5.A1" office:value-type="string">
            <text:p text:style-name="P18">Item </text:p>
          </table:table-cell>
          <table:table-cell table:style-name="Table5.B1" office:value-type="string">
            <text:p text:style-name="P18">Costo </text:p>
          </table:table-cell>
          <table:table-cell table:style-name="Table5.B1" office:value-type="string">
            <text:p text:style-name="P18">Venta</text:p>
          </table:table-cell>
          <table:table-cell table:style-name="Table5.B1" office:value-type="string">
            <text:p text:style-name="P18">Diferencia</text:p>
          </table:table-cell>
          <table:table-cell table:style-name="Table5.B1" office:value-type="string">
            <text:p text:style-name="P18">Utilidad<text:span text:style-name="T10">%</text:span></text:p>
          </table:table-cell>
          <table:table-cell table:style-name="Table5.B1" office:value-type="string">
            <text:p text:style-name="P18">Costo 0%</text:p>
          </table:table-cell>
          <table:table-cell table:style-name="Table5.B1" office:value-type="string">
            <text:p text:style-name="P18">Costo</text:p>
          </table:table-cell>
          <table:table-cell table:style-name="Table5.B1" office:value-type="string">
            <text:p text:style-name="P18">Venta 0%</text:p>
          </table:table-cell>
          <table:table-cell table:style-name="Table5.I1" office:value-type="string">
            <text:p text:style-name="P18"><text:span text:style-name="T8">V</text:span>enta</text:p>
          </table:table-cell>
        </table:table-row>
        <table:table-row>
          <table:table-cell table:style-name="Table5.A2" office:value-type="string">
            <text:p text:style-name="P7"><text:placeholder text:placeholder-type="text">&lt;for each="line in lines"&gt;</text:placeholder>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6"/>
          </table:table-cell>
        </table:table-row>
        <table:table-row>
          <table:table-cell table:style-name="Table5.A2" office:value-type="string">
            <text:p text:style-name="P9"><text:placeholder text:placeholder-type="text">&lt;for each="line in line.product.name.split('\n')"&gt;</text:placeholder></text:p>
            <text:p text:style-name="P9"><text:placeholder text:placeholder-type="text">&lt;line&gt;</text:placeholder></text:p>
            <text:p text:style-name="P10"><text:placeholder text:placeholder-type="text">&lt;/for&gt;</text:placeholder></text:p>
          </table:table-cell>
          <table:table-cell table:style-name="Table5.A2" office:value-type="string">
            <text:p text:style-name="P14"><text:placeholder text:placeholder-type="text">&lt;(str(line.product.cost_price).split(".") )[0]&gt;</text:placeholder>.<text:placeholder text:placeholder-type="text">&lt;((str(line.product.cost_price).split(".") )[1])[0:2]&gt;</text:placeholder></text:p>
          </table:table-cell>
          <table:table-cell table:style-name="Table5.A2" office:value-type="string">
            <text:p text:style-name="P13"><text:span text:style-name="T9"><text:placeholder text:placeholder-type="text">&lt;(str(line.unit_price).split(".") )[0]&gt;</text:placeholder></text:span><text:span text:style-name="T9">.</text:span><text:span text:style-name="T9"><text:placeholder text:placeholder-type="text">&lt;((str(line.unit_price).split(".") )[1])[0:2]&gt;</text:placeholder></text:span></text:p>
          </table:table-cell>
          <table:table-cell table:style-name="Table5.A2" office:value-type="string">
            <text:p text:style-name="P13"><text:span text:style-name="T9"><text:placeholder text:placeholder-type="text">&lt;(str(line.unit_price - line.product.cost_price).split(".") )[0]&gt;</text:placeholder></text:span><text:span text:style-name="T9">.</text:span><text:span text:style-name="T9"><text:placeholder text:placeholder-type="text">&lt;((str(line.unit_price - line.product.cost_price).split(".") )[1])[0:2]&gt;</text:placeholder></text:span></text:p>
          </table:table-cell>
          <table:table-cell table:style-name="Table5.A2" office:value-type="string">
            <text:p text:style-name="P12"><text:span text:style-name="T9"><text:placeholder text:placeholder-type="text">&lt;(str(((line.unit_price - line.product.cost_price)*100)/(line.product.cost_price)).split(".") )[0]&gt;</text:placeholder></text:span><text:span text:style-name="T9">.</text:span><text:span text:style-name="T9"><text:placeholder text:placeholder-type="text">&lt;((str(((line.unit_price - line.product.cost_price)*100)/(line.product.cost_price)).split(".") )[1])[0:2]&gt;</text:placeholder></text:span>%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4"><text:placeholder text:placeholder-type="text">&lt;(str(line.product.cost_price).split(".") )[0]&gt;</text:placeholder>.<text:placeholder text:placeholder-type="text">&lt;((str(line.product.cost_price).split(".") )[1])[0:2]&gt;</text:placeholder>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5"><text:span text:style-name="T9"><text:placeholder text:placeholder-type="text">&lt;(str(line.unit_price).split(".") )[0]&gt;</text:placeholder></text:span><text:span text:style-name="T9">.</text:span><text:span text:style-name="T9"><text:placeholder text:placeholder-type="text">&lt;((str(line.unit_price).split(".") )[1])[0:2]&gt;</text:placeholder></text:span></text:p>
          </table:table-cell>
        </table:table-row>
        <table:table-row>
          <table:table-cell table:style-name="Table5.A2" office:value-type="string">
            <text:p text:style-name="P8"><text:placeholder text:placeholder-type="text">&lt;/for&gt;</text:placeholder></text:p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8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4c4c4c" fo:font-size="7pt" officeooo:paragraph-rsid="00265303" style:font-size-asian="7pt" style:font-size-complex="7pt"/>
    </style:style>
    <style:style style:name="MP2" style:family="paragraph" style:parent-style-name="Header">
      <style:paragraph-properties fo:text-align="start" style:justify-single-word="false"/>
      <style:text-properties fo:color="#4c4c4c" style:font-name="Liberation Serif2" fo:font-size="9pt" fo:font-style="normal" style:text-underline-style="none" fo:font-weight="normal" officeooo:rsid="0087112b" officeooo:paragraph-rsid="0024bbd8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Footer">
      <style:paragraph-properties fo:text-align="end" style:justify-single-word="false"/>
      <style:text-properties officeooo:paragraph-rsid="001c29de"/>
    </style:style>
    <style:style style:name="MT1" style:family="text">
      <style:text-properties style:font-name="Liberation Serif2" fo:font-size="9pt" fo:font-weight="normal" officeooo:rsid="00144da9" style:font-size-asian="9pt" style:font-weight-asian="normal" style:font-size-complex="9pt" style:font-weight-complex="normal"/>
    </style:style>
    <style:style style:name="MT2" style:family="text">
      <style:text-properties style:font-name="Liberation Serif2" fo:font-size="9pt" fo:font-weight="bold" officeooo:rsid="00144da9" style:font-size-asian="9pt" style:font-weight-asian="bold" style:font-size-complex="9pt" style:font-weight-complex="bold"/>
    </style:style>
    <style:style style:name="MT3" style:family="text">
      <style:text-properties officeooo:rsid="00144da9"/>
    </style:style>
    <style:style style:name="MT4" style:family="text">
      <style:text-properties style:font-name="Liberation Sans" fo:font-style="normal" style:text-underline-style="none" fo:font-weight="normal" officeooo:rsid="00281509" style:font-style-asian="normal" style:font-weight-asian="normal" style:font-style-complex="normal" style:font-weight-complex="normal"/>
    </style:style>
    <style:style style:name="MT5" style:family="text">
      <style:text-properties fo:color="#4c4c4c" style:font-name="Liberation Sans" fo:font-size="7pt" officeooo:rsid="0020b251" style:font-size-asian="7pt" style:font-size-complex="7pt"/>
    </style:style>
    <style:style style:name="MT6" style:family="text">
      <style:text-properties style:font-name="Source Sans Pro" fo:font-size="10pt" officeooo:rsid="0020b251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party.name&gt;</text:placeholder></text:span><text:span text:style-name="MT1"> <text:s/></text:span><text:span text:style-name="MT2"><text:s text:c="83"/></text:span><text:span text:style-name="MT3">IMPRESO</text:span>: <text:placeholder text:placeholder-type="text">&lt;time.strftime('%d/%m/%Y')&gt;</text:placeholder> <text:span text:style-name="MT4"><text:placeholder text:placeholder-type="text">&lt;fecha_im.strftime('%H:%M:%S')&gt;</text:placeholder></text:span></text:p>
        <text:p text:style-name="MP2"><text:placeholder text:placeholder-type="text">&lt;company.party.vat_number&gt;</text:placeholder></text:p>
      </style:header>
      <style:footer>
        <text:p text:style-name="MP3"><text:span text:style-name="MT5">Nodux Cía. Ltda.: (07) 2 560215 – 0999323367 – hola@nodux.ec</text:span><text:span text:style-name="MT6"><text:tab/> <text:s text:c="136"/></text:span><text:span text:style-name="MT5"><text:s/></text:span><text:span text:style-name="MT5"><text:page-number text:select-page="current">1</text:page-number></text:span><text:span text:style-name="MT5">/</text:span><text:span text:style-name="MT5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0" meta:object-count="0" meta:page-count="1" meta:paragraph-count="26" meta:word-count="70" meta:character-count="1369" meta:non-whitespace-character-count="1099"/>
    <meta:user-defined meta:name="Info 1"/>
    <meta:user-defined meta:name="Info 2"/>
    <meta:user-defined meta:name="Info 3"/>
    <meta:user-defined meta:name="Info 4"/>
  </office:meta>
</office:document-meta>
</file>